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544cm" fo:margin-left="0cm" fo:margin-right="-0.542cm" table:align="margins"/>
    </style:style>
    <style:style style:name="Tableau1.A" style:family="table-column">
      <style:table-column-properties style:column-width="9.495cm" style:rel-column-width="5383*"/>
    </style:style>
    <style:style style:name="Tableau1.B" style:family="table-column">
      <style:table-column-properties style:column-width="11.049cm" style:rel-column-width="626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font-size-asian="10pt" style:font-size-complex="10pt"/>
    </style:style>
    <style:style style:name="P3" style:family="paragraph" style:parent-style-name="Table_20_Contents">
      <style:text-properties style:font-name="Courier New" fo:font-size="10pt" officeooo:paragraph-rsid="000b8eaf" style:font-size-asian="10pt" style:font-size-complex="10pt"/>
    </style:style>
    <style:style style:name="P4" style:family="paragraph" style:parent-style-name="Table_20_Contents">
      <style:text-properties style:font-name="Courier New" fo:font-size="10pt" officeooo:paragraph-rsid="000bc46c" style:font-size-asian="10pt" style:font-size-complex="10pt"/>
    </style:style>
    <style:style style:name="T1" style:family="text">
      <style:text-properties officeooo:rsid="000b1bab"/>
    </style:style>
    <style:style style:name="T2" style:family="text">
      <style:text-properties officeooo:rsid="000b8eaf"/>
    </style:style>
    <style:style style:name="T3" style:family="text">
      <style:text-properties officeooo:rsid="000bc46c"/>
    </style:style>
    <style:style style:name="T4" style:family="text">
      <style:text-properties officeooo:rsid="000ca293"/>
    </style:style>
    <style:style style:name="T5" style:family="text">
      <style:text-properties officeooo:rsid="000ce6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// AVANCER</text:p>
            <text:p text:style-name="P1">{</text:p>
            <text:p text:style-name="P1"><text:s text:c="2"/>"To": "ES_01",</text:p>
            <text:p text:style-name="P1"><text:s text:c="2"/>"From": "AL_master",</text:p>
            <text:p text:style-name="P1"><text:s text:c="2"/>"Message": {</text:p>
            <text:p text:style-name="P1"><text:s text:c="5"/>"M<text:span text:style-name="T5">s</text:span>gID": 45225,</text:p>
            <text:p text:style-name="P1"><text:s text:c="5"/>"M<text:span text:style-name="T5">sg</text:span>Type": "<text:span text:style-name="T4">c</text:span>ommand",</text:p>
            <text:p text:style-name="P1"><text:s text:c="5"/>"Param": "<text:span text:style-name="T4">a</text:span>vancer",</text:p>
            <text:p text:style-name="P1"><text:s text:c="6"/>"Value":[</text:p>
            <text:p text:style-name="P3"><text:s text:c="13"/>{"<text:span text:style-name="T2">mode</text:span>":"<text:span text:style-name="T2">step</text:span>","<text:span text:style-name="T2">val</text:span>":<text:span text:style-name="T2">15</text:span>}</text:p>
            <text:p text:style-name="P3"><text:s text:c="13"/>//{"<text:span text:style-name="T2">mode</text:span>":"<text:span text:style-name="T2">distCm</text:span>","<text:span text:style-name="T2">val</text:span>":<text:span text:style-name="T2">15</text:span>}</text:p>
            <text:p text:style-name="P1"><text:s text:c="15"/>]</text:p>
            <text:p text:style-name="P1"><text:s text:c="3"/>}</text:p>
            <text:p text:style-name="P1">}</text:p>
          </table:table-cell>
          <table:table-cell table:style-name="Tableau1.B1" office:value-type="string">
            <text:p text:style-name="P1">// ACK</text:p>
            <text:p text:style-name="P1">{</text:p>
            <text:p text:style-name="P1"><text:s text:c="2"/>"To": "AL_master",</text:p>
            <text:p text:style-name="P1"><text:s text:c="2"/>"From": "ES_01",</text:p>
            <text:p text:style-name="P1"><text:s text:c="2"/>"Message": {</text:p>
            <text:p text:style-name="P1"><text:s text:c="7"/>"MessagID": 123456,</text:p>
            <text:p text:style-name="P1"><text:s text:c="7"/>"MSG_Type": "Ack",</text:p>
            <text:p text:style-name="P2"><text:s text:c="7"/>"Value":[</text:p>
            <text:p text:style-name="P1"><text:s text:c="15"/>]</text:p>
            <text:p text:style-name="P1"><text:s text:c="3"/>}<text:tab/><text:tab/><text:tab/><text:tab/></text:p>
            <text:p text:style-name="P1">}</text:p>
          </table:table-cell>
        </table:table-row>
        <table:table-row>
          <table:table-cell table:style-name="Tableau1.A2" office:value-type="string">
            <text:p text:style-name="P1">// CARTOGRAPHIE</text:p>
            <text:p text:style-name="P1">{</text:p>
            <text:p text:style-name="P1"><text:s text:c="2"/>"To": "ES_01",</text:p>
            <text:p text:style-name="P1"><text:s text:c="2"/>"From": "AL_master",</text:p>
            <text:p text:style-name="P1"><text:s text:c="2"/>"Message": {</text:p>
            <text:p text:style-name="P1"><text:s text:c="6"/>"MessagID": 123456, </text:p>
            <text:p text:style-name="P1"><text:s text:c="6"/>"MSG_Type": "<text:span text:style-name="T5">r</text:span>equest",</text:p>
            <text:p text:style-name="P1"><text:s text:c="7"/>"<text:span text:style-name="T5">v</text:span>aram": "<text:span text:style-name="T5">d</text:span>istanceMap",</text:p>
            <text:p text:style-name="P1"><text:s text:c="7"/>"<text:span text:style-name="T5">v</text:span>alue":[</text:p>
            <text:p text:style-name="P1"><text:s text:c="13"/>{"<text:span text:style-name="T5">f</text:span>romAngle":0},</text:p>
            <text:p text:style-name="P1"><text:s text:c="13"/>{"<text:span text:style-name="T5">t</text:span>oAngle":90}</text:p>
            <text:p text:style-name="P1"><text:s text:c="15"/>]</text:p>
            <text:p text:style-name="P1"><text:s text:c="5"/>}<text:tab/><text:tab/><text:tab/></text:p>
            <text:p text:style-name="P1">}</text:p>
          </table:table-cell>
          <table:table-cell table:style-name="Tableau1.B2" office:value-type="string">
            <text:p text:style-name="P1">// REPONSE</text:p>
            <text:p text:style-name="P1">{</text:p>
            <text:p text:style-name="P1"><text:s text:c="2"/>"To": "AL_master",</text:p>
            <text:p text:style-name="P1"><text:s text:c="2"/>"From": "ES_01",</text:p>
            <text:p text:style-name="P1"><text:s text:c="2"/>"Message": {</text:p>
            <text:p text:style-name="P1"><text:s text:c="7"/>"MessagID": 123456,</text:p>
            <text:p text:style-name="P1"><text:s text:c="7"/>"MSG_Type": "Response",</text:p>
            <text:p text:style-name="P1"><text:s text:c="7"/>"Param": "DistanceMap",</text:p>
            <text:p text:style-name="P1"><text:s text:c="7"/>"Value":[</text:p>
            <text:p text:style-name="P1"><text:s text:c="19"/>{"AngleDeg" :1,"distCM":125 },</text:p>
            <text:p text:style-name="P1"><text:s text:c="19"/>{"AngleDeg" :2,"distCM":128 },</text:p>
            <text:p text:style-name="P1"><text:s text:c="19"/>{"AngleDeg" :3,"distCM":150 }</text:p>
            <text:p text:style-name="P1"><text:s text:c="17"/>]</text:p>
            <text:p text:style-name="P1"><text:s text:c="5"/>}</text:p>
            <text:p text:style-name="P1">}</text:p>
          </table:table-cell>
        </table:table-row>
        <table:table-row>
          <table:table-cell table:style-name="Tableau1.A2" office:value-type="string">
            <text:p text:style-name="P1">// DISTANCE @ 50 DEGRES</text:p>
            <text:p text:style-name="P1">{</text:p>
            <text:p text:style-name="P1"><text:s text:c="2"/>"To": "AL_master",</text:p>
            <text:p text:style-name="P1"><text:s text:c="2"/>"From": "AL_master",</text:p>
            <text:p text:style-name="P1"><text:s text:c="2"/>"Message": {</text:p>
            <text:p text:style-name="P1"><text:s text:c="6"/>"MessagID": 123456, </text:p>
            <text:p text:style-name="P1"><text:s text:c="6"/>"MSG_Type": "Request",</text:p>
            <text:p text:style-name="P1"><text:s text:c="7"/>"Param": "Distance",</text:p>
            <text:p text:style-name="P1"><text:s text:c="14"/>"Value":[</text:p>
            <text:p text:style-name="P1"><text:s text:c="13"/>{"AngleDeg":50}</text:p>
            <text:p text:style-name="P1"><text:s text:c="15"/>]<text:tab/><text:tab/><text:tab/><text:tab/></text:p>
            <text:p text:style-name="P1">}</text:p>
          </table:table-cell>
          <table:table-cell table:style-name="Tableau1.B2" office:value-type="string">
            <text:p text:style-name="P1">// RESPONSE</text:p>
            <text:p text:style-name="P1">{</text:p>
            <text:p text:style-name="P1"><text:s text:c="2"/>"To": "ES_01",</text:p>
            <text:p text:style-name="P1"><text:s text:c="2"/>"From": "AL_master",</text:p>
            <text:p text:style-name="P1"><text:s text:c="2"/>"Message": {</text:p>
            <text:p text:style-name="P1"><text:s text:c="7"/>"MessagID": 123456,</text:p>
            <text:p text:style-name="P1"><text:s text:c="7"/>"MSG_Type": "Response",</text:p>
            <text:p text:style-name="P1"><text:s text:c="7"/>"Param": "Distance",</text:p>
            <text:p text:style-name="P1"><text:s text:c="7"/>"Value":[</text:p>
            <text:p text:style-name="P1"><text:s text:c="17"/>{"AngleDeg" :50,"distCM":125}</text:p>
            <text:p text:style-name="P1"><text:s text:c="15"/>]</text:p>
            <text:p text:style-name="P1"><text:s text:c="5"/>}</text:p>
            <text:p text:style-name="P1">}</text:p>
          </table:table-cell>
        </table:table-row>
        <table:table-row>
          <table:table-cell table:style-name="Tableau1.A2" office:value-type="string">
            <text:p text:style-name="P1">// PUISSANCE MOTEURS</text:p>
            <text:p text:style-name="P1">{</text:p>
            <text:p text:style-name="P1"><text:s text:c="2"/>"To": "ES_01",</text:p>
            <text:p text:style-name="P1"><text:s text:c="2"/>"From": "AL_master",</text:p>
            <text:p text:style-name="P1"><text:s text:c="2"/>"Message": {</text:p>
            <text:p text:style-name="P1"><text:s text:c="7"/>"MessagID": 123456,</text:p>
            <text:p text:style-name="P1"><text:s text:c="7"/>"MSG_Type": "Command",</text:p>
            <text:p text:style-name="P1"><text:s text:c="7"/>"Param": "MotorsPower",</text:p>
            <text:p text:style-name="P1"><text:s text:c="7"/>"Value":[</text:p>
            <text:p text:style-name="P4"><text:s text:c="19"/>{"<text:span text:style-name="T3">motor</text:span>":<text:span text:style-name="T3">1</text:span>,"<text:span text:style-name="T3">state</text:span>":<text:span text:style-name="T3">0</text:span> },</text:p>
            <text:p text:style-name="P4"><text:s text:c="19"/>{"<text:span text:style-name="T3">motor</text:span>":<text:span text:style-name="T3">2</text:span>,"<text:span text:style-name="T3">state</text:span>":<text:span text:style-name="T3">1</text:span> }</text:p>
            <text:p text:style-name="P1"><text:s text:c="12"/>]</text:p>
            <text:p text:style-name="P1"><text:s text:c="5"/>}</text:p>
            <text:p text:style-name="P1">}</text:p>
          </table:table-cell>
          <table:table-cell table:style-name="Tableau1.B2" office:value-type="string">
            <text:p text:style-name="P1">// ROTATION</text:p>
            <text:p text:style-name="P1">{</text:p>
            <text:p text:style-name="P1"><text:s text:c="2"/>"To": "AL_master",</text:p>
            <text:p text:style-name="P1"><text:s text:c="2"/>"From": "ES_01",</text:p>
            <text:p text:style-name="P1"><text:s text:c="2"/>"Message": {</text:p>
            <text:p text:style-name="P1"><text:s text:c="6"/>"MessagID": 123456, </text:p>
            <text:p text:style-name="P1"><text:s text:c="6"/>"MSG_Type": "Command",</text:p>
            <text:p text:style-name="P1"><text:s text:c="7"/>"Param": "RotateRight",</text:p>
            <text:p text:style-name="P1"><text:s text:c="7"/>"Value":[</text:p>
            <text:p text:style-name="P1"><text:s text:c="14"/>{ "Step" :5},</text:p>
            <text:p text:style-name="P1"><text:s text:c="14"/>//{ "RelativeAngle" : 15},</text:p>
            <text:p text:style-name="P1"><text:tab/> <text:s text:c="7"/>//{ "AzimuthAngle" : 180}</text:p>
            <text:p text:style-name="P1"><text:s text:c="12"/>]</text:p>
            <text:p text:style-name="P1"><text:s text:c="6"/>}</text:p>
            <text:p text:style-name="P1">}</text:p>
          </table:table-cell>
        </table:table-row>
        <table:table-row>
          <table:table-cell table:style-name="Tableau1.A2" office:value-type="string">
            <text:p text:style-name="P1">// EVENEMENT </text:p>
            <text:p text:style-name="P1">{</text:p>
            <text:p text:style-name="P1"><text:s text:c="2"/>"To": "AL_master",</text:p>
            <text:p text:style-name="P1"><text:s text:c="2"/>"From": "ES_01",</text:p>
            <text:p text:style-name="P1"><text:s text:c="2"/>"Message": {</text:p>
            <text:p text:style-name="P1"><text:s text:c="7"/>"MessagID": 123456, </text:p>
            <text:p text:style-name="P1"><text:s text:c="7"/>"MSG_Type": "Event",</text:p>
            <text:p text:style-name="P1"><text:s text:c="7"/>"Param": "Sensors",</text:p>
            <text:p text:style-name="P1"><text:s text:c="7"/>"Value":[</text:p>
            <text:p text:style-name="P1"><text:s text:c="14"/>{ "IR":0, "State":0},</text:p>
            <text:p text:style-name="P1"><text:s text:c="14"/>{ "IR":1, "State":1},</text:p>
            <text:p text:style-name="P1"><text:tab/> <text:s text:c="7"/>{ "IR":2, "State":0}</text:p>
            <text:p text:style-name="P1"><text:soft-page-break/><text:s text:c="12"/>]</text:p>
            <text:p text:style-name="P1"><text:s text:c="5"/>}</text:p>
            <text:p text:style-name="P1">}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// NEGOCIATION</text:p>
            <text:p text:style-name="P1">{</text:p>
            <text:p text:style-name="P1"><text:s text:c="2"/>"To": "AL_master",</text:p>
            <text:p text:style-name="P1"><text:s text:c="2"/>"From": "AL_master",</text:p>
            <text:p text:style-name="P1"><text:s text:c="2"/>"Message": {</text:p>
            <text:p text:style-name="P1"><text:s text:c="6"/>"MessagID": 123456, </text:p>
            <text:p text:style-name="P1"><text:s text:c="6"/>"MSG_Type": "Negoc",</text:p>
            <text:p text:style-name="P1"><text:s text:c="6"/>"Param": "Set",</text:p>
            <text:p text:style-name="P1"><text:s text:c="6"/>"Value":[</text:p>
            <text:p text:style-name="P1"><text:s text:c="18"/>{"Name":"ES_01"},</text:p>
            <text:p text:style-name="P1"><text:s text:c="18"/>{"MQTT_Group":"GR_01"}</text:p>
            <text:p text:style-name="P1"><text:s text:c="14"/>]<text:tab/><text:tab/><text:tab/><text:tab/></text:p>
            <text:p text:style-name="P1">}</text:p>
          </table:table-cell>
          <table:table-cell table:style-name="Tableau1.B2" office:value-type="string">
            <text:p text:style-name="P1">// NEGOCIATION ACK</text:p>
            <text:p text:style-name="P1">{</text:p>
            <text:p text:style-name="P1"><text:s text:c="2"/>"To": "AL_master",</text:p>
            <text:p text:style-name="P1"><text:s text:c="2"/>"From": "AL_master",</text:p>
            <text:p text:style-name="P1"><text:s text:c="2"/>"Message": {</text:p>
            <text:p text:style-name="P1"><text:s text:c="6"/>"MessagID": 123456, </text:p>
            <text:p text:style-name="P1"><text:s text:c="6"/>"MSG_Type": "Ack",</text:p>
            <text:p text:style-name="P2"><text:s text:c="6"/>"Value":[</text:p>
            <text:p text:style-name="P1"><text:s text:c="14"/>]<text:tab/><text:tab/></text:p>
            <text:p text:style-name="P1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8:59:30.66</meta:creation-date>
    <dc:date>2016-03-03T15:24:10.211189616</dc:date>
    <meta:editing-duration>PT8H17M28S</meta:editing-duration>
    <meta:editing-cycles>12</meta:editing-cycles>
    <meta:generator>LibreOffice/4.2.8.2$Linux_X86_64 LibreOffice_project/420m0$Build-2</meta:generator>
    <meta:document-statistic meta:table-count="1" meta:image-count="0" meta:object-count="0" meta:page-count="2" meta:paragraph-count="146" meta:word-count="249" meta:character-count="2705" meta:non-whitespace-character-count="1751"/>
  </office:meta>
</office:document-meta>
</file>